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svg+xml" manifest:full-path="Pictures/1000159F00000BCC00000BCC763132BE.svg"/>
  <manifest:file-entry manifest:media-type="image/png" manifest:full-path="Pictures/10000201000000A6000000A6A1ADA3A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Monaco" svg:font-family="Monaco" style:font-family-generic="modern" style:font-pitch="fixed"/>
    <style:font-face style:name="Courier New2" svg:font-family="'Courier New'" style:font-family-generic="modern" style:font-pitch="variable"/>
    <style:font-face style:name="Courier New1" svg:font-family="'Courier New'" style:font-adornments="Italic" style:font-family-generic="modern" style:font-pitch="variable"/>
    <style:font-face style:name="Courier New" svg:font-family="'Courier New'" style:font-adornments="Regular" style:font-family-generic="modern" style:font-pitch="variable"/>
    <style:font-face style:name="Monaco1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4174in" style:rel-column-width="2041*"/>
    </style:style>
    <style:style style:name="Table4.B" style:family="table-column">
      <style:table-column-properties style:column-width="5.2757in" style:rel-column-width="7597*"/>
    </style:style>
    <style:style style:name="Table4.A1" style:family="table-cell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background-color="#ffcc99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7694in" style:rel-column-width="7534*"/>
    </style:style>
    <style:style style:name="Table6.B" style:family="table-column">
      <style:table-column-properties style:column-width="5.9236in" style:rel-column-width="58001*"/>
    </style:style>
    <style:style style:name="Table6.A1" style:family="table-cell">
      <style:table-cell-properties style:vertical-align="middle"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736in" style:rel-column-width="13449*"/>
    </style:style>
    <style:style style:name="Table2.B" style:family="table-column">
      <style:table-column-properties style:column-width="5.3194in" style:rel-column-width="52086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736in" style:rel-column-width="13449*"/>
    </style:style>
    <style:style style:name="Table3.B" style:family="table-column">
      <style:table-column-properties style:column-width="5.3194in" style:rel-column-width="52086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3736in" style:rel-column-width="13449*"/>
    </style:style>
    <style:style style:name="Table5.B" style:family="table-column">
      <style:table-column-properties style:column-width="5.3194in" style:rel-column-width="52086*"/>
    </style:style>
    <style:style style:name="Table5.A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3736in" style:rel-column-width="13449*"/>
    </style:style>
    <style:style style:name="Table11.B" style:family="table-column">
      <style:table-column-properties style:column-width="5.3194in" style:rel-column-width="52086*"/>
    </style:style>
    <style:style style:name="Table11.A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8132in" style:rel-column-width="17753*"/>
    </style:style>
    <style:style style:name="Table1.B" style:family="table-column">
      <style:table-column-properties style:column-width="4.8799in" style:rel-column-width="4778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275in" style:rel-column-width="12484*"/>
    </style:style>
    <style:style style:name="Table8.B" style:family="table-column">
      <style:table-column-properties style:column-width="4.2528in" style:rel-column-width="41641*"/>
    </style:style>
    <style:style style:name="Table8.C" style:family="table-column">
      <style:table-column-properties style:column-width="1.1653in" style:rel-column-width="11410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none" fo:border-top="none" fo:border-bottom="0.0007in solid #000000"/>
    </style:style>
    <style:style style:name="Table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6701in" style:rel-column-width="16353*"/>
    </style:style>
    <style:style style:name="Table9.B" style:family="table-column">
      <style:table-column-properties style:column-width="5.0229in" style:rel-column-width="49182*"/>
    </style:style>
    <style:style style:name="Table9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9.A2" style:family="table-cell" style:data-style-name="N100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9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6701in" style:rel-column-width="16353*"/>
    </style:style>
    <style:style style:name="Table10.B" style:family="table-column">
      <style:table-column-properties style:column-width="5.0229in" style:rel-column-width="49182*"/>
    </style:style>
    <style:style style:name="Table10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0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0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0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48pt" fo:font-weight="bold" style:font-size-asian="48pt" style:font-weight-asian="bold" style:font-size-complex="48pt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page"/>
      <style:text-properties style:font-name="Arial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 style:list-style-name="L13">
      <style:text-properties style:font-name="Arial"/>
    </style:style>
    <style:style style:name="P10" style:family="paragraph" style:parent-style-name="Standard" style:list-style-name="L14">
      <style:text-properties style:font-name="Arial"/>
    </style:style>
    <style:style style:name="P11" style:family="paragraph" style:parent-style-name="Standard" style:list-style-name="L16">
      <style:text-properties style:font-name="Arial"/>
    </style:style>
    <style:style style:name="P12" style:family="paragraph" style:parent-style-name="Standard">
      <style:text-properties style:font-name="Arial" fo:font-weight="bold" style:font-weight-asian="bold" style:font-weight-complex="bold"/>
    </style:style>
    <style:style style:name="P13" style:family="paragraph" style:parent-style-name="Standard">
      <style:text-properties style:font-name="Courier New2"/>
    </style:style>
    <style:style style:name="P14" style:family="paragraph" style:parent-style-name="Standard">
      <style:text-properties style:font-name="Monaco" fo:font-size="11pt" style:font-name-asian="Monaco" style:font-size-asian="11pt" style:font-name-complex="Monaco" style:font-size-complex="11pt"/>
    </style:style>
    <style:style style:name="P15" style:family="paragraph" style:parent-style-name="Standard">
      <style:text-properties style:font-name="Arial" fo:font-size="11pt" style:text-underline-style="none" style:font-name-asian="Monaco" style:font-size-asian="11pt" style:font-name-complex="Monaco" style:font-size-complex="11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1pt" style:font-name-asian="Monaco" style:font-size-asian="11pt" style:font-name-complex="Monaco" style:font-size-complex="11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/>
    </style:style>
    <style:style style:name="P1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Arial" fo:font-size="11pt" style:text-underline-style="none" style:font-name-asian="Monaco" style:font-size-asian="11pt" style:font-name-complex="Monaco" style:font-size-complex="11pt"/>
    </style:style>
    <style:style style:name="P1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Arial" style:text-underline-style="none"/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Heading_20_2">
      <style:text-properties style:font-name="Arial"/>
    </style:style>
    <style:style style:name="P2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style:font-name="Arial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style:font-name="Arial"/>
    </style:style>
    <style:style style:name="P27" style:family="paragraph" style:parent-style-name="Table_20_Contents">
      <style:text-properties style:font-name="Arial"/>
    </style:style>
    <style:style style:name="P28" style:family="paragraph" style:parent-style-name="Table_20_Contents">
      <style:text-properties style:font-name="Arial" fo:font-weight="bold" style:font-weight-asian="bold" style:font-weight-complex="bold"/>
    </style:style>
    <style:style style:name="P29" style:family="paragraph" style:parent-style-name="Table_20_Contents">
      <style:text-properties style:font-name="Arial" style:text-underline-style="none"/>
    </style:style>
    <style:style style:name="P30" style:family="paragraph" style:parent-style-name="Table_20_Contents">
      <style:text-properties style:font-name="Arial" style:text-underline-style="none" fo:font-weight="bold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2a00ff" fo:font-style="italic" style:font-style-asian="italic" style:font-style-complex="italic"/>
    </style:style>
    <style:style style:name="T7" style:family="text">
      <style:text-properties fo:color="#ff6600"/>
    </style:style>
    <style:style style:name="T8" style:family="text">
      <style:text-properties fo:color="#008080"/>
    </style:style>
    <style:style style:name="T9" style:family="text">
      <style:text-properties fo:color="#008080" fo:font-size="11pt" style:font-name-asian="Monaco" style:font-size-asian="11pt" style:font-name-complex="Monaco" style:font-size-complex="11pt"/>
    </style:style>
    <style:style style:name="T10" style:family="text">
      <style:text-properties fo:color="#3f7f7f"/>
    </style:style>
    <style:style style:name="T11" style:family="text">
      <style:text-properties fo:color="#3f7f7f" fo:font-size="11pt" style:font-name-asian="Monaco" style:font-size-asian="11pt" style:font-name-complex="Monaco" style:font-size-complex="11pt"/>
    </style:style>
    <style:style style:name="T12" style:family="text">
      <style:text-properties fo:color="#7f007f"/>
    </style:style>
    <style:style style:name="T13" style:family="text">
      <style:text-properties fo:font-size="11pt" style:font-name-asian="Monaco" style:font-size-asian="11pt" style:font-name-complex="Monaco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Lucida Grande'" style:font-style-name="Regular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7">D</text:span>Tools</text:p>
      <text:p text:style-name="P3"/>
      <text:p text:style-name="P3">Functional specific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Matjaž Cerkvenik</text:p>
      <text:p text:style-name="P4">2015</text:p>
      <text:p text:style-name="P1"/>
      <text:p text:style-name="P7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20">1. <text:s/>Introduction<text:tab/>4</text:p>
          <text:p text:style-name="P20">2. <text:s/>General information<text:tab/>5</text:p>
          <text:p text:style-name="P23">2.1 <text:s/>System requirements<text:tab/>5</text:p>
          <text:p text:style-name="P23">2.2 <text:s/>Project in GitHub<text:tab/>5</text:p>
          <text:p text:style-name="P23">2.3 <text:s/>Project setup in Eclipse<text:tab/>5</text:p>
          <text:p text:style-name="P23">2.4 <text:s/>Directory structure<text:tab/>5</text:p>
          <text:p text:style-name="P23">2.5 <text:s/>EEEEE<text:tab/>6</text:p>
          <text:p text:style-name="P23">2.6 <text:s/>DDDDD<text:tab/>7</text:p>
          <text:p text:style-name="P23">2.7 <text:s/>ZZZZZ<text:tab/>7</text:p>
          <text:p text:style-name="P20">3. <text:s/>Updater<text:tab/>8</text:p>
          <text:p text:style-name="P23">3.1 <text:s/>Install script<text:tab/>8</text:p>
          <text:p text:style-name="P22">3.1.1 <text:s/>Copy action<text:tab/>8</text:p>
          <text:p text:style-name="P22">3.1.2 <text:s/>Move action<text:tab/>9</text:p>
          <text:p text:style-name="P22">3.1.3 <text:s/>Delete action<text:tab/>9</text:p>
          <text:p text:style-name="P22">3.1.4 <text:s/>Download action<text:tab/>9</text:p>
          <text:p text:style-name="P23">3.2 <text:s/>WWWWWWWW<text:tab/>10</text:p>
          <text:p text:style-name="P23">3.3 <text:s/>AAAAA<text:tab/>10</text:p>
          <text:p text:style-name="P20">4. <text:s/>Version history<text:tab/>12</text:p>
        </text:index-body>
      </text:table-of-content>
      <text:p text:style-name="P1"/>
      <text:p text:style-name="P1"/>
      <text:p text:style-name="P1"/>
      <text:p text:style-name="P1"/>
      <text:p text:style-name="P1"/>
      <text:h text:style-name="P25" text:outline-level="1">Introduction</text:h>
      <text:p text:style-name="P1">This document describes functionality of DTools application from technical point of view and describes the design of implementation.</text:p>
      <text:p text:style-name="P1"/>
      <text:p text:style-name="P1"/>
      <text:p text:style-name="P1"/>
      <text:p text:style-name="P1"/>
      <text:p text:style-name="P1"/>
      <text:h text:style-name="P26" text:outline-level="1">General information</text:h>
      <text:p text:style-name="Text_20_body"><text:span text:style-name="T1"/></text:p>
      <text:h text:style-name="P21" text:outline-level="2" text:restart-numbering="true" text:start-value="-1">System requirements</text:h>
      <text:p text:style-name="P1">Java 6 or higher is required to run DTools.</text:p>
      <text:p text:style-name="P1">Java must be added to system PATH.</text:p>
      <text:p text:style-name="P1"/>
      <text:p text:style-name="P1">Supported operating systems (tested):</text:p>
      <text:list xml:id="list2103271801035895758" text:style-name="L13">
        <text:list-item>
          <text:p text:style-name="P9">Linux (CentOS 6, CentOS 7, Fedora 17)</text:p>
        </text:list-item>
        <text:list-item>
          <text:p text:style-name="P9">OS X (10.5, 10.7)</text:p>
        </text:list-item>
        <text:list-item>
          <text:p text:style-name="P9">Windows (7)</text:p>
        </text:list-item>
        <text:list-item>
          <text:p text:style-name="P9">Raspbian (Jessie)</text:p>
        </text:list-item>
      </text:list>
      <text:p text:style-name="P1"><text:span text:style-name="T1"/></text:p>
      <text:p text:style-name="Text_20_body"><text:span text:style-name="T1"/></text:p>
      <text:h text:style-name="Heading_20_2" text:outline-level="2">Project in GitHub</text:h>
      <text:p text:style-name="P1"/>
      <text:p text:style-name="P1">Project is currently stored in GitHub repository:</text:p>
      <text:p text:style-name="P1"/>
      <text:p text:style-name="P1"/>
      <text:p text:style-name="P1"><text:a xlink:type="simple" xlink:href="https://github.com/matjaz99/DTools" text:style-name="Internet_20_link" text:visited-style-name="Visited_20_Internet_20_Link">https://github.com/matjaz99/DTools</text:a></text:p>
      <text:p text:style-name="P1"/>
      <text:p text:style-name="P1"/>
      <text:p text:style-name="P1">Clone repository to start working on the project:</text:p>
      <text:p text:style-name="P1"/>
      <text:p text:style-name="P1"><text:a xlink:type="simple" xlink:href="https://github.com/matjaz99/DTools.git" text:style-name="Internet_20_link" text:visited-style-name="Visited_20_Internet_20_Link">https://github.com/matjaz99/DTools.git</text:a></text:p>
      <text:p text:style-name="P1"/>
      <text:p text:style-name="P1"/>
      <text:p text:style-name="P1"/>
      <text:h text:style-name="Heading_20_2" text:outline-level="2"><text:span text:style-name="T2">Project setup in Eclipse</text:span></text:h>
      <text:p text:style-name="P1">Import as Dynamic Java Project.</text:p>
      <text:p text:style-name="P1"/>
      <text:p text:style-name="P1">Configure Apache Tomcat server. Developed on Tomcat 7.0.57.</text:p>
      <text:p text:style-name="P1"/>
      <text:p text:style-name="P1">Add VM argument to Apache Tomcat running configuration:</text:p>
      <text:p text:style-name="P1"/>
      <text:p text:style-name="P1">-Ddtools.home="/path/to/DTools"</text:p>
      <text:p text:style-name="P1"/>
      <text:p text:style-name="P1"/>
      <text:h text:style-name="Heading_20_2" text:outline-level="2">Directory structure</text:h>
      <text:p text:style-name="P1">Base directory is refered to as $DTOOLS_HOME$ and contains all neccessary files to run application (in development environment or deployment).</text:p>
      <text:p text:style-name="P1"/>
      <text:p text:style-name="P13">$DTOOLS_HOME$</text:p>
      <text:p text:style-name="P13"><text:s text:c="3"/>+----- bin</text:p>
      <text:p text:style-name="P13"><text:soft-page-break/><text:s text:c="3"/>+----- build</text:p>
      <text:p text:style-name="P13"><text:s text:c="3"/>+----- build-update</text:p>
      <text:p text:style-name="P1"/>
      <text:p text:style-name="P1"/>
      <text:p text:style-name="P1"/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Directory</text:p>
          </table:table-cell>
          <table:table-cell table:style-name="Table4.B1" office:value-type="string">
            <text:p text:style-name="P6">Description</text:p>
          </table:table-cell>
        </table:table-row>
        <table:table-row>
          <table:table-cell table:style-name="Table4.A2" office:value-type="string">
            <text:p text:style-name="Table_20_Contents"/>
            <text:p text:style-name="CodeStyle">bin</text:p>
            <text:p text:style-name="CodeStyle"/>
          </table:table-cell>
          <table:table-cell table:style-name="Table4.B2" office:value-type="string">
            <text:p text:style-name="P1">Contains scripts for startup and shutdown:</text:p>
            <text:p text:style-name="P1">start.bat and start.sh</text:p>
            <text:p text:style-name="P1">stop.bat and stop.sh</text:p>
            <text:p text:style-name="P1"/>
            <text:p text:style-name="P1">Contains scripts to run update.jar application:</text:p>
            <text:p text:style-name="P1">update.bat and update.sh</text:p>
            <text:p text:style-name="P1">Included in deployment package</text:p>
          </table:table-cell>
        </table:table-row>
        <table:table-row>
          <table:table-cell table:style-name="Table4.A2" office:value-type="string">
            <text:p text:style-name="Table_20_Contents">build</text:p>
          </table:table-cell>
          <table:table-cell table:style-name="Table4.B2" office:value-type="string">
            <text:p text:style-name="P1">Contains compiled java sources</text:p>
            <text:p text:style-name="P1">Not included in deployment package (only development)</text:p>
          </table:table-cell>
        </table:table-row>
        <table:table-row>
          <table:table-cell table:style-name="Table4.A2" office:value-type="string">
            <text:p text:style-name="Table_20_Contents">build-update</text:p>
          </table:table-cell>
          <table:table-cell table:style-name="Table4.B2" office:value-type="string">
            <text:p text:style-name="P1">Contains compiled java sources (for updater only to be build separately)</text:p>
            <text:p text:style-name="P1">Not included in deployment package (only development)</text:p>
          </table:table-cell>
        </table:table-row>
        <table:table-row>
          <table:table-cell table:style-name="Table4.A2" office:value-type="string">
            <text:p text:style-name="Table_20_Contents">config</text:p>
          </table:table-cell>
          <table:table-cell table:style-name="Table4.B2" office:value-type="string">
            <text:p text:style-name="P1"/>
          </table:table-cell>
        </table:table-row>
        <table:table-row>
          <table:table-cell table:style-name="Table4.A2" office:value-type="string">
            <text:p text:style-name="Table_20_Contents">dist</text:p>
          </table:table-cell>
          <table:table-cell table:style-name="Table4.B2" office:value-type="string">
            <text:p text:style-name="P1"/>
          </table:table-cell>
        </table:table-row>
        <table:table-row>
          <table:table-cell table:style-name="Table4.A2" office:value-type="string">
            <text:p text:style-name="Table_20_Contents">doc</text:p>
          </table:table-cell>
          <table:table-cell table:style-name="Table4.B2" office:value-type="string">
            <text:p text:style-name="P1"/>
          </table:table-cell>
        </table:table-row>
        <table:table-row>
          <table:table-cell table:style-name="Table4.A2" office:value-type="string">
            <text:p text:style-name="Table_20_Contents">server</text:p>
          </table:table-cell>
          <table:table-cell table:style-name="Table4.B2" office:value-type="string">
            <text:p text:style-name="P1"/>
          </table:table-cell>
        </table:table-row>
        <table:table-row>
          <table:table-cell table:style-name="Table4.A2" office:value-type="string">
            <text:p text:style-name="Table_20_Contents">src</text:p>
          </table:table-cell>
          <table:table-cell table:style-name="Table4.B2" office:value-type="string">
            <text:p text:style-name="P1">Contains Java sources</text:p>
          </table:table-cell>
        </table:table-row>
        <table:table-row>
          <table:table-cell table:style-name="Table4.A2" office:value-type="string">
            <text:p text:style-name="Table_20_Contents">src-update</text:p>
          </table:table-cell>
          <table:table-cell table:style-name="Table4.B2" office:value-type="string">
            <text:p text:style-name="P1">Contains Java sources for updater only</text:p>
          </table:table-cell>
        </table:table-row>
        <table:table-row>
          <table:table-cell table:style-name="Table4.A2" office:value-type="string">
            <text:p text:style-name="Table_20_Contents">WebContent</text:p>
          </table:table-cell>
          <table:table-cell table:style-name="Table4.B2" office:value-type="string">
            <text:p text:style-name="P1"/>
          </table:table-cell>
        </table:table-row>
        <table:table-row>
          <table:table-cell table:style-name="Table4.A2" office:value-type="string">
            <text:p text:style-name="Table_20_Contents">build.xml</text:p>
          </table:table-cell>
          <table:table-cell table:style-name="Table4.B2" office:value-type="string">
            <text:p text:style-name="P1">Good old Ant buld file for compiling and generating deployment package</text:p>
          </table:table-cell>
        </table:table-row>
        <table:table-row>
          <table:table-cell table:style-name="Table4.A2" office:value-type="string">
            <text:p text:style-name="Table_20_Contents">COPYING</text:p>
          </table:table-cell>
          <table:table-cell table:style-name="Table4.B2" office:value-type="string">
            <text:p text:style-name="P1">GPL v3 license</text:p>
          </table:table-cell>
        </table:table-row>
        <table:table-row>
          <table:table-cell table:style-name="Table4.A2" office:value-type="string">
            <text:p text:style-name="Table_20_Contents">README.md</text:p>
          </table:table-cell>
          <table:table-cell table:style-name="Table4.B2" office:value-type="string">
            <text:p text:style-name="P1">Read me file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h text:style-name="Heading_20_2" text:outline-level="2">EEEEE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draw:frame draw:style-name="fr1" draw:name="graphics1" text:anchor-type="paragraph" svg:x="0in" svg:y="0in" svg:width="0.3035in" svg:height="0.3035in" draw:z-index="0"><draw:image xlink:href="Pictures/10000201000000A6000000A6A1ADA3A4.png" xlink:type="simple" xlink:show="embed" xlink:actuate="onLoad"/><draw:image xlink:href="Pictures/1000159F00000BCC00000BCC763132BE.svg" xlink:type="simple" xlink:show="embed" xlink:actuate="onLoad"/></draw:frame></text:p>
          </table:table-cell>
          <table:table-cell table:style-name="Table6.A1" office:value-type="string">
            <text:p text:style-name="P1">Server must be stopped before running update!</text:p>
          </table:table-cell>
        </table:table-row>
      </table:table>
      <text:p text:style-name="P1"/>
      <text:p text:style-name="P1"/>
      <text:p text:style-name="P1">Start </text:p>
      <text:p text:style-name="P1"/>
      <text:h text:style-name="Heading_20_2" text:outline-level="2"><text:soft-page-break/>DDDDD</text:h>
      <text:p text:style-name="P1">Download </text:p>
      <text:p text:style-name="P1"/>
      <text:p text:style-name="P1"/>
      <text:h text:style-name="Heading_20_2" text:outline-level="2">Documentation</text:h>
      <text:p text:style-name="P1">Written in OpenOffice</text:p>
      <text:p text:style-name="P1">Arial font, size 12</text:p>
      <text:p text:style-name="P1">Table background color: No color</text:p>
      <text:p text:style-name="P1">Table header background color: Orange 10</text:p>
      <text:p text:style-name="P1"/>
      <text:p text:style-name="P1"/>
      <text:p text:style-name="P1">User manual</text:p>
      <text:p text:style-name="P1">Functional specification</text:p>
      <text:p text:style-name="P1">Presentation</text:p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h text:style-name="P26" text:outline-level="1">Updater</text:h>
      <text:h text:style-name="Heading_20_2" text:outline-level="2">Install script</text:h>
      <text:p text:style-name="P1">Install script defines actions on files during upgrade procedure. Typical usage of install script is to backup existing configuration, clean Tomcat work directories and download new necessary files.</text:p>
      <text:p text:style-name="P1"/>
      <text:p text:style-name="P1"/>
      <text:p text:style-name="P1">Installation script is retrieved from the server before upgrade procedure starts:</text:p>
      <text:p text:style-name="P1"/>
      <text:p text:style-name="P1"><text:a xlink:type="simple" xlink:href="http://www.matjazcerkvenik.si/projects/download/DTools/1.2.3/install-script.xml" text:style-name="Internet_20_link" text:visited-style-name="Visited_20_Internet_20_Link">http://www.matjazcerkvenik.si/projects/download/DTools/$VERSION$/install-script.xml</text:a></text:p>
      <text:p text:style-name="P1"/>
      <text:p text:style-name="P1">where $VERSION$ must be replaced with concrete version.</text:p>
      <text:p text:style-name="P1"/>
      <text:p text:style-name="P1"/>
      <text:p text:style-name="P1">Install script is formatted as xml file and contains a list of &lt;action&gt; elements; each &lt;action&gt; element defines type of operation on files or directories (type attribute):</text:p>
      <text:list xml:id="list3150723799280495835" text:style-name="L14">
        <text:list-item>
          <text:p text:style-name="P10">copy (file or directory)</text:p>
        </text:list-item>
        <text:list-item>
          <text:p text:style-name="P10">move (file or directory)</text:p>
        </text:list-item>
        <text:list-item>
          <text:p text:style-name="P10">delete (file or directory)</text:p>
        </text:list-item>
        <text:list-item>
          <text:p text:style-name="P10">download (file)</text:p>
        </text:list-item>
      </text:list>
      <text:p text:style-name="P1"/>
      <text:p text:style-name="P1">&lt;action&gt; element can contain the following child elements:</text:p>
      <text:list xml:id="list1274760017522411689" text:style-name="L16">
        <text:list-item>
          <text:p text:style-name="P11">&lt;source&gt; - defines source file or directory</text:p>
        </text:list-item>
        <text:list-item>
          <text:p text:style-name="P11">&lt;dest&gt; - defines destination file or directory</text:p>
        </text:list-item>
        <text:list-item>
          <text:p text:style-name="P11">&lt;md5&gt; - defines md5 checksum of downloaded file to check integrity; <text:s/>mandatory only for download action type</text:p>
        </text:list-item>
      </text:list>
      <text:p text:style-name="P1"/>
      <text:p text:style-name="Text_20_body"/>
      <text:p text:style-name="P1"/>
      <text:h text:style-name="Heading_20_3" text:outline-level="3">Copy action</text:h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4"><text:span text:style-name="T8">&lt;</text:span><text:span text:style-name="T10">action</text:span> <text:span text:style-name="T12">type</text:span><text:span text:style-name="T3">=</text:span><text:span text:style-name="T6">"copy"</text:span><text:span text:style-name="T8">&gt;</text:span></text:p>
            <text:p text:style-name="P16"><text:span text:style-name="T3"><text:tab/></text:span><text:span text:style-name="T8">&lt;</text:span><text:span text:style-name="T10">source</text:span><text:span text:style-name="T8">&gt;</text:span><text:span text:style-name="T3">$DTOOLS_HOME$/test</text:span><text:span text:style-name="T8">&lt;/</text:span><text:span text:style-name="T10">source</text:span><text:span text:style-name="T8">&gt;</text:span></text:p>
            <text:p text:style-name="P16"><text:span text:style-name="T3"><text:tab/></text:span><text:span text:style-name="T8">&lt;</text:span><text:span text:style-name="T10">dest</text:span><text:span text:style-name="T8">&gt;</text:span><text:span text:style-name="T3">$DTOOLS_HOME$/test2/test-copy</text:span><text:span text:style-name="T8">&lt;/</text:span><text:span text:style-name="T10">dest</text:span><text:span text:style-name="T8">&gt;</text:span></text:p>
            <text:p text:style-name="P17"><text:span text:style-name="T9">&lt;/</text:span><text:span text:style-name="T11">action</text:span><text:span text:style-name="T9">&gt;</text:span></text:p>
          </table:table-cell>
          <table:covered-table-cell/>
        </table:table-row>
        <table:table-row>
          <table:table-cell table:style-name="Table2.A2" office:value-type="string">
            <text:p text:style-name="P27">&lt;source&gt;</text:p>
          </table:table-cell>
          <table:table-cell table:style-name="Table2.B2" office:value-type="string">
            <text:p text:style-name="P27">Absolute path to source file or directory to be copied.</text:p>
          </table:table-cell>
        </table:table-row>
        <table:table-row>
          <table:table-cell table:style-name="Table2.A2" office:value-type="string">
            <text:p text:style-name="P27">&lt;dest&gt;</text:p>
          </table:table-cell>
          <table:table-cell table:style-name="Table2.B2" office:value-type="string">
            <text:p text:style-name="P27">Absolute path to destination file or directory.</text:p>
            <text:p text:style-name="P27">The filename or directory name may be different as source file.</text:p>
            <text:p text:style-name="P27">Directories on the path will be created automatically if they don't exist.</text:p>
          </table:table-cell>
        </table:table-row>
      </table:table>
      <text:p text:style-name="P1"/>
      <text:p text:style-name="P1"/>
      <text:p text:style-name="P1"/>
      <text:h text:style-name="Heading_20_3" text:outline-level="3"><text:soft-page-break/>Move action</text:h>
      <text:p text:style-name="P1"/>
      <text:p text:style-name="P1">Before moving it is recomended to delete destination file or directory, because move operation will not override the destination file or directory (see delete action)!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4"><text:span text:style-name="T8">&lt;</text:span><text:span text:style-name="T10">action</text:span><text:span text:style-name="T8"> </text:span><text:span text:style-name="T12">type</text:span><text:span text:style-name="T3">=</text:span><text:span text:style-name="T6">"move"</text:span><text:span text:style-name="T8">&gt;</text:span></text:p>
            <text:p text:style-name="P16"><text:span text:style-name="T3"><text:tab/></text:span><text:span text:style-name="T8">&lt;</text:span><text:span text:style-name="T10">source</text:span><text:span text:style-name="T8">&gt;</text:span><text:span text:style-name="T3">$DTOOLS_HOME$/test</text:span><text:span text:style-name="T8">&lt;/</text:span><text:span text:style-name="T10">source</text:span><text:span text:style-name="T8">&gt;</text:span></text:p>
            <text:p text:style-name="P16"><text:span text:style-name="T3"><text:tab/></text:span><text:span text:style-name="T8">&lt;</text:span><text:span text:style-name="T10">dest</text:span><text:span text:style-name="T8">&gt;</text:span><text:span text:style-name="T3">$DTOOLS_HOME$/test2/test</text:span><text:span text:style-name="T8">&lt;/</text:span><text:span text:style-name="T10">dest</text:span><text:span text:style-name="T8">&gt;</text:span></text:p>
            <text:p text:style-name="P17"><text:span text:style-name="T9">&lt;/</text:span><text:span text:style-name="T11">action</text:span><text:span text:style-name="T9">&gt;</text:span></text:p>
          </table:table-cell>
          <table:covered-table-cell/>
        </table:table-row>
        <table:table-row>
          <table:table-cell table:style-name="Table3.A2" office:value-type="string">
            <text:p text:style-name="P27">&lt;source&gt;</text:p>
          </table:table-cell>
          <table:table-cell table:style-name="Table3.B2" office:value-type="string">
            <text:p text:style-name="P27">Absolute path to source file or directory to be moved.</text:p>
          </table:table-cell>
        </table:table-row>
        <table:table-row>
          <table:table-cell table:style-name="Table3.A2" office:value-type="string">
            <text:p text:style-name="P27">&lt;dest&gt;</text:p>
          </table:table-cell>
          <table:table-cell table:style-name="Table3.B2" office:value-type="string">
            <text:p text:style-name="P27">Absolute path to destination file or directory.</text:p>
            <text:p text:style-name="P27">The filename may be different as source filename.</text:p>
            <text:p text:style-name="P27">If moving directory, the destination directory name must remain the same.</text:p>
            <text:p text:style-name="P27">Directories on the path will be created automatically if they don't exist.</text:p>
          </table:table-cell>
        </table:table-row>
      </table:table>
      <text:p text:style-name="P1"/>
      <text:p text:style-name="P1"/>
      <text:p text:style-name="P1"/>
      <text:h text:style-name="Heading_20_3" text:outline-level="3">Delete action</text:h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4"><text:span text:style-name="T8">&lt;</text:span><text:span text:style-name="T10">action</text:span><text:span text:style-name="T8"> </text:span><text:span text:style-name="T12">type</text:span><text:span text:style-name="T3">=</text:span><text:span text:style-name="T6">"delete"</text:span><text:span text:style-name="T8">&gt;</text:span></text:p>
            <text:p text:style-name="P16"><text:span text:style-name="T3"><text:tab/></text:span><text:span text:style-name="T8">&lt;</text:span><text:span text:style-name="T10">source</text:span><text:span text:style-name="T8">&gt;</text:span><text:span text:style-name="T3">$DTOOLS_HOME$/test/doc/DTools User Manual.odt</text:span><text:span text:style-name="T8">&lt;/</text:span><text:span text:style-name="T10">source</text:span><text:span text:style-name="T8">&gt;</text:span></text:p>
            <text:p text:style-name="P17"><text:span text:style-name="T9">&lt;/</text:span><text:span text:style-name="T11">action</text:span><text:span text:style-name="T9">&gt;</text:span></text:p>
          </table:table-cell>
          <table:covered-table-cell/>
        </table:table-row>
        <table:table-row>
          <table:table-cell table:style-name="Table5.A2" office:value-type="string">
            <text:p text:style-name="P27">&lt;source&gt;</text:p>
          </table:table-cell>
          <table:table-cell table:style-name="Table5.B2" office:value-type="string">
            <text:p text:style-name="P27">Absolute path to source file or directory to be deleted.</text:p>
            <text:p text:style-name="P27">If deleting directory, all files and subdirectories will be deleted.</text:p>
          </table:table-cell>
        </table:table-row>
        <table:table-row>
          <table:table-cell table:style-name="Table5.A2" office:value-type="string">
            <text:p text:style-name="P27">&lt;dest&gt;</text:p>
          </table:table-cell>
          <table:table-cell table:style-name="Table5.B2" office:value-type="string">
            <text:p text:style-name="P27">Not required</text:p>
          </table:table-cell>
        </table:table-row>
      </table:table>
      <text:p text:style-name="P1"/>
      <text:p text:style-name="P1"/>
      <text:p text:style-name="P1"/>
      <text:h text:style-name="Heading_20_3" text:outline-level="3">Download action</text:h>
      <text:p text:style-name="P1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14"><text:span text:style-name="T8">&lt;</text:span><text:span text:style-name="T10">action</text:span><text:span text:style-name="T8"> </text:span><text:span text:style-name="T12">type</text:span><text:span text:style-name="T3">=</text:span><text:span text:style-name="T6">"download"</text:span><text:span text:style-name="T8">&gt;</text:span></text:p>
            <text:p text:style-name="P16"><text:span text:style-name="T3"><text:tab/></text:span><text:span text:style-name="T8">&lt;</text:span><text:span text:style-name="T10">source</text:span><text:span text:style-name="T8">&gt;</text:span><text:span text:style-name="T3">http://hostname/downloads/$VERSION$/DTools.war</text:span><text:span text:style-name="T8">&lt;/</text:span><text:span text:style-name="T10">source</text:span><text:span text:style-name="T8">&gt;</text:span></text:p>
            <text:p text:style-name="P16"><text:span text:style-name="T3"><text:tab/></text:span><text:span text:style-name="T8">&lt;</text:span><text:span text:style-name="T10">dest</text:span><text:span text:style-name="T8">&gt;</text:span><text:span text:style-name="T3">$DTOOLS_HOM</text:span><text:span text:style-name="T4">E$/apache-tomcat/webapps/DTools.war</text:span><text:span text:style-name="T8">&lt;/</text:span><text:span text:style-name="T10">dest</text:span><text:span text:style-name="T8">&gt;</text:span></text:p>
            <text:p text:style-name="P16"><text:span text:style-name="T3"><text:tab/></text:span><text:span text:style-name="T8">&lt;</text:span><text:span text:style-name="T10">md5</text:span><text:span text:style-name="T8">&gt;</text:span><text:span text:style-name="T3">2761e0a1f6d3691bcea85e2b0219bee3</text:span><text:span text:style-name="T8">&lt;/</text:span><text:span text:style-name="T10">md5</text:span><text:span text:style-name="T8">&gt;</text:span></text:p>
            <text:p text:style-name="P17"><text:span text:style-name="T9">&lt;/</text:span><text:span text:style-name="T11">action</text:span><text:span text:style-name="T9">&gt;</text:span></text:p>
          </table:table-cell>
          <table:covered-table-cell/>
        </table:table-row>
        <table:table-row>
          <table:table-cell table:style-name="Table11.A2" office:value-type="string">
            <text:p text:style-name="P27">&lt;source&gt;</text:p>
          </table:table-cell>
          <table:table-cell table:style-name="Table11.B2" office:value-type="string">
            <text:p text:style-name="P27">URL of source file.</text:p>
          </table:table-cell>
        </table:table-row>
        <table:table-row>
          <table:table-cell table:style-name="Table11.A2" office:value-type="string">
            <text:p text:style-name="P27">&lt;dest&gt;</text:p>
          </table:table-cell>
          <table:table-cell table:style-name="Table11.B2" office:value-type="string">
            <text:p text:style-name="P27">Absolute path to destination file.</text:p>
          </table:table-cell>
        </table:table-row>
        <table:table-row>
          <table:table-cell table:style-name="Table11.A2" office:value-type="string">
            <text:p text:style-name="P27">&lt;md5&gt;</text:p>
          </table:table-cell>
          <table:table-cell table:style-name="Table11.B2" office:value-type="string">
            <text:p text:style-name="P27">MD5 checksum of downloaded file.</text:p>
            <text:p text:style-name="P27">Mandatory for download action.</text:p>
          </table:table-cell>
        </table:table-row>
      </table:table>
      <text:p text:style-name="P1"/>
      <text:p text:style-name="P1"/>
      <text:p text:style-name="Text_20_body"/>
      <text:p text:style-name="Text_20_body"><text:soft-page-break/></text:p>
      <text:p text:style-name="Text_20_body"/>
      <text:h text:style-name="Heading_20_2" text:outline-level="2">WWWWWWWW</text:h>
      <text:p text:style-name="Text_20_body">DTools </text:p>
      <text:p text:style-name="Text_20_body"/>
      <text:h text:style-name="P21" text:outline-level="2">AAAAA</text:h>
      <text:p text:style-name="P1">By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Ping</text:p>
      <text:p text:style-name="P1"/>
      <text:p text:style-name="P1">Several types of pings are used to test connection with node.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Monitoring Class</text:p>
          </table:table-cell>
          <table:table-cell table:style-name="Table1.B1" office:value-type="string">
            <text:p text:style-name="P28">Description</text:p>
          </table:table-cell>
        </table:table-row>
        <table:table-row>
          <table:table-cell table:style-name="Table1.A2" office:value-type="string">
            <text:p text:style-name="P27">ICMP_PING</text:p>
          </table:table-cell>
          <table:table-cell table:style-name="Table1.B2" office:value-type="string">
            <text:p text:style-name="P27">Java implementation of ICMP ping (isAvailable()).</text:p>
            <text:p text:style-name="P27">Requires no arguments.</text:p>
          </table:table-cell>
        </table:table-row>
        <table:table-row>
          <table:table-cell table:style-name="Table1.A2" office:value-type="string">
            <text:p text:style-name="P27">PORT_PING</text:p>
          </table:table-cell>
          <table:table-cell table:style-name="Table1.B2" office:value-type="string">
            <text:p text:style-name="P27">Try connecting to specified port; if connection is successful the port is opened by a process or application.</text:p>
            <text:p text:style-name="P27"/>
            <text:p text:style-name="P27">Arguments:</text:p>
            <text:p text:style-name="P27">port</text:p>
          </table:table-cell>
        </table:table-row>
        <table:table-row>
          <table:table-cell table:style-name="Table1.A2" office:value-type="string">
            <text:p text:style-name="P27">HTTP_PING</text:p>
          </table:table-cell>
          <table:table-cell table:style-name="Table1.B2" office:value-type="string">
            <text:p text:style-name="P27">Retrieve HTTP error code from the server.</text:p>
            <text:p text:style-name="P27"/>
            <text:p text:style-name="P27">Arguments:</text:p>
            <text:p text:style-name="P27">url</text:p>
          </table:table-cell>
        </table:table-row>
      </table:table>
      <text:p text:style-name="P1"/>
      <text:p text:style-name="P1"/>
      <text:p text:style-name="P1"/>
      <text:p text:style-name="P1">Error codes</text:p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8">Error code</text:p>
          </table:table-cell>
          <table:table-cell table:style-name="Table8.A1" office:value-type="string">
            <text:p text:style-name="P28">Description</text:p>
          </table:table-cell>
          <table:table-cell table:style-name="Table8.C1" office:value-type="string">
            <text:p text:style-name="P28">Icon</text:p>
          </table:table-cell>
        </table:table-row>
        <table:table-row>
          <table:table-cell table:style-name="Table8.A2" office:value-type="float" office:value="0">
            <text:p text:style-name="P27">0</text:p>
          </table:table-cell>
          <table:table-cell table:style-name="Table8.B2" office:value-type="string">
            <text:p text:style-name="P27">Successful response</text:p>
          </table:table-cell>
          <table:table-cell table:style-name="Table8.C2" office:value-type="string">
            <text:p text:style-name="P27">Green</text:p>
          </table:table-cell>
        </table:table-row>
        <table:table-row>
          <table:table-cell table:style-name="Table8.A2" office:value-type="float" office:value="1">
            <text:p text:style-name="P27">1</text:p>
          </table:table-cell>
          <table:table-cell table:style-name="Table8.B2" office:value-type="string">
            <text:p text:style-name="P27">Reserved</text:p>
          </table:table-cell>
          <table:table-cell table:style-name="Table8.C2" office:value-type="string">
            <text:p text:style-name="P27"/>
          </table:table-cell>
        </table:table-row>
        <table:table-row>
          <table:table-cell table:style-name="Table8.A2" office:value-type="float" office:value="10">
            <text:p text:style-name="P27">10</text:p>
          </table:table-cell>
          <table:table-cell table:style-name="Table8.B2" office:value-type="string">
            <text:p text:style-name="P27">UnknownHostException</text:p>
          </table:table-cell>
          <table:table-cell table:style-name="Table8.C2" office:value-type="string">
            <text:p text:style-name="P27">Yellow</text:p>
          </table:table-cell>
        </table:table-row>
        <table:table-row>
          <table:table-cell table:style-name="Table8.A2">
            <text:p text:style-name="P27"/>
          </table:table-cell>
          <table:table-cell table:style-name="Table8.B2" office:value-type="string">
            <text:p text:style-name="P27"/>
          </table:table-cell>
          <table:table-cell table:style-name="Table8.C2" office:value-type="string">
            <text:p text:style-name="P27"/>
          </table:table-cell>
        </table:table-row>
        <table:table-row>
          <table:table-cell table:style-name="Table8.A2">
            <text:p text:style-name="P27"/>
          </table:table-cell>
          <table:table-cell table:style-name="Table8.B2" office:value-type="string">
            <text:p text:style-name="P27"/>
          </table:table-cell>
          <table:table-cell table:style-name="Table8.C2" office:value-type="string">
            <text:p text:style-name="P27"/>
          </table:table-cell>
        </table:table-row>
        <text:soft-page-break/>
        <table:table-row>
          <table:table-cell table:style-name="Table8.A2">
            <text:p text:style-name="P27"/>
          </table:table-cell>
          <table:table-cell table:style-name="Table8.B2" office:value-type="string">
            <text:p text:style-name="P27"/>
          </table:table-cell>
          <table:table-cell table:style-name="Table8.C2" office:value-type="string">
            <text:p text:style-name="P27"/>
          </table:table-cell>
        </table:table-row>
        <table:table-row>
          <table:table-cell table:style-name="Table8.A2">
            <text:p text:style-name="P27"/>
          </table:table-cell>
          <table:table-cell table:style-name="Table8.B2" office:value-type="string">
            <text:p text:style-name="P27"/>
          </table:table-cell>
          <table:table-cell table:style-name="Table8.C2" office:value-type="string">
            <text:p text:style-name="P27"/>
          </table:table-cell>
        </table:table-row>
        <table:table-row>
          <table:table-cell table:style-name="Table8.A2" office:value-type="float" office:value="99">
            <text:p text:style-name="P27">99</text:p>
          </table:table-cell>
          <table:table-cell table:style-name="Table8.B2" office:value-type="string">
            <text:p text:style-name="P27">Exception</text:p>
          </table:table-cell>
          <table:table-cell table:style-name="Table8.C2" office:value-type="string">
            <text:p text:style-name="P27">Red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de statistics</text:p>
      <text:p text:style-name="P1"/>
      <text:p text:style-name="P1">Node availability</text:p>
      <text:p text:style-name="P1"/>
      <text:p text:style-name="P1">Node availability shows pie chart how much time the node was reachable (in %).</text:p>
      <text:p text:style-name="P1">Select number of hours in history.</text:p>
      <text:p text:style-name="P1">The time when Dtools was shutdown or when monitoring was not running is calculated as node is down.</text:p>
      <text:p text:style-name="P1">Node is UP only if its errorCode is 1 (OK).</text:p>
      <text:p text:style-name="P1"/>
      <text:p text:style-name="P1">Implementation</text:p>
      <text:p text:style-name="P1"/>
      <text:p text:style-name="P1">Create empty box for each minute interval.</text:p>
      <text:p text:style-name="P1">Parse ping.log file and distribute ping statuses in corresponding interval.</text:p>
      <text:p text:style-name="P1">Then simply count boxes with UP and DOWN statuses and calculate percentage.</text:p>
      <text:p text:style-name="P1"/>
      <text:p text:style-name="P1"/>
      <text:p text:style-name="P1">Example</text:p>
      <text:p text:style-name="P1"/>
      <text:p text:style-name="P1">History = 3 hours</text:p>
      <text:p text:style-name="P1"/>
      <text:p text:style-name="P1">Create 180 empty boxes. First box starts at time T and has time frame of T + 60 sec; next box starts at T + 60 and ends at T + 120 and so on.</text:p>
      <text:p text:style-name="P1">Parse log file and find a box where to put corresponding PingStatus according to its start time.</text:p>
      <text:p text:style-name="P1">Statuses older than 3 hours will not fit into any box.</text:p>
      <text:p text:style-name="P1"/>
      <text:p text:style-name="P1"/>
      <text:h text:style-name="P25" text:outline-level="1">Version history</text:h>
      <text:p text:style-name="P1"/>
      <text:p text:style-name="P1"/>
      <text:p text:style-name="P1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float" office:value="0">
            <text:p text:style-name="P27">Version:</text:p>
          </table:table-cell>
          <table:table-cell table:style-name="Table10.B1" office:value-type="float" office:value="0">
            <text:p text:style-name="P28">x.y.z</text:p>
          </table:table-cell>
        </table:table-row>
        <table:table-row>
          <table:table-cell table:style-name="Table10.A2" office:value-type="float" office:value="0">
            <text:p text:style-name="P27">Release date:</text:p>
          </table:table-cell>
          <table:table-cell table:style-name="Table10.B2" office:value-type="float" office:value="42216">
            <text:p text:style-name="P27">dd. mm yyyy</text:p>
          </table:table-cell>
        </table:table-row>
        <table:table-row>
          <table:table-cell table:style-name="Table10.A2" office:value-type="float" office:value="0">
            <text:p text:style-name="P27">Notes:</text:p>
          </table:table-cell>
          <table:table-cell table:style-name="Table10.B2">
            <text:p text:style-name="P27"/>
          </table:table-cell>
        </table:table-row>
        <table:table-row>
          <table:table-cell table:style-name="Table10.B2" table:number-columns-spanned="2">
            <text:p text:style-name="P27"/>
          </table:table-cell>
          <table:covered-table-cell/>
        </table:table-row>
      </table:table>
      <text:p text:style-name="P1"/>
      <text:p text:style-name="P1"/>
      <text:p text:style-name="P1"/>
      <text:p text:style-name="P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float" office:value="0">
            <text:p text:style-name="P29">Version:</text:p>
          </table:table-cell>
          <table:table-cell table:style-name="Table9.B1" office:value-type="float" office:value="0">
            <text:p text:style-name="P30">0.1.0</text:p>
          </table:table-cell>
        </table:table-row>
        <table:table-row>
          <table:table-cell table:style-name="Table9.A2" office:value-type="float" office:value="0">
            <text:p text:style-name="P29">Release date:</text:p>
          </table:table-cell>
          <table:table-cell table:style-name="Table9.B2" office:value-type="float" office:value="42216">
            <text:p text:style-name="P29">31. july 2015</text:p>
          </table:table-cell>
        </table:table-row>
        <table:table-row>
          <table:table-cell table:style-name="Table9.A2" office:value-type="float" office:value="0">
            <text:p text:style-name="P29">Notes:</text:p>
          </table:table-cell>
          <table:table-cell table:style-name="Table9.B2">
            <text:p text:style-name="P29"/>
          </table:table-cell>
        </table:table-row>
        <table:table-row>
          <table:table-cell table:style-name="Table9.B2" table:number-columns-spanned="2" office:value-type="float" office:value="0">
            <text:p text:style-name="P15">- proof of concept</text:p>
            <text:p text:style-name="P15">- network (servers, ping)</text:p>
            <text:p text:style-name="P18">- <text:span text:style-name="T3">ssh</text:span></text:p>
            <text:p text:style-name="P18">- <text:span text:style-name="T3">ftp</text:span></text:p>
            <text:p text:style-name="P18">- <text:span text:style-name="T3">snmp</text:span> client</text:p>
            <text:p text:style-name="P18">- trap receiver</text:p>
            <text:p text:style-name="P18">- trap sender</text:p>
            <text:p text:style-name="P18">- <text:span text:style-name="T3">todos</text:span></text:p>
            <text:p text:style-name="P19"><text:span text:style-name="T13">- notes</text:span></text:p>
          </table:table-cell>
          <table:covered-table-cell/>
        </table:table-row>
      </table:table>
      <text:p text:style-name="P1"/>
      <text:p text:style-name="P1"/>
      <text:p text:style-name="P1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Monaco" svg:font-family="Monaco" style:font-family-generic="modern" style:font-pitch="fixed"/>
    <style:font-face style:name="Courier New2" svg:font-family="'Courier New'" style:font-family-generic="modern" style:font-pitch="variable"/>
    <style:font-face style:name="Courier New1" svg:font-family="'Courier New'" style:font-adornments="Italic" style:font-family-generic="modern" style:font-pitch="variable"/>
    <style:font-face style:name="Courier New" svg:font-family="'Courier New'" style:font-adornments="Regular" style:font-family-generic="modern" style:font-pitch="variable"/>
    <style:font-face style:name="Monaco1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5in" fo:margin-bottom="0.2402in" style:page-number="auto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rial1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0902in" fo:margin-bottom="0.2in" style:page-number="auto" fo:background-color="transparent" style:shadow="none" text:number-lines="true" text:line-number="0">
        <style:tab-stops/>
        <style:background-image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701in" fo:margin-bottom="0.1402in"/>
      <style:text-properties fo:font-size="12pt" fo:font-weight="bold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/>
    </style:style>
    <style:style style:name="CodeStyle" style:family="paragraph" style:parent-style-name="Standard" style:class="text" style:master-page-name="">
      <style:paragraph-properties fo:margin-top="0in" fo:margin-bottom="0in" style:page-number="auto" fo:background-color="transparent">
        <style:background-image/>
      </style:paragraph-properties>
      <style:text-properties style:font-name="Courier New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jaž Cerkvenik</meta:initial-creator>
    <meta:creation-date>2015-07-25T13:51:48</meta:creation-date>
    <dc:date>2016-05-25T01:34:17</dc:date>
    <dc:creator>Matjaž Cerkvenik</dc:creator>
    <meta:editing-duration>P1DT11H5M55S</meta:editing-duration>
    <meta:editing-cycles>91</meta:editing-cycles>
    <meta:generator>OpenOffice/4.1.1$Unix OpenOffice.org_project/411m6$Build-9775</meta:generator>
    <meta:document-statistic meta:table-count="10" meta:image-count="1" meta:object-count="0" meta:page-count="12" meta:paragraph-count="224" meta:word-count="961" meta:character-count="6415"/>
  </office:meta>
</office:document-meta>
</file>